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9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OVER CREATION (97:1-2, 4-5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OVER CREATION (97:1-2, 4-5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earth trembles and rejoices (97:1-2, 4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farthest islands sing his praises (97:1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mountains melt like wax (97:5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SALM 97<text:s text:c="1"/></text:span><text:span text:style-name="a460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OVER CREATION (97:1-2, 4-5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OVER THE CORRUPT (97:3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OVER THE COUNTRIES (97:6-9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OVER THE COUNTRIES (97:6-9)<text:s text:c="1"/></text:span><text:span text:style-name="a478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All the nations see his glory (97:6-7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Hebrew nation worships him (97:8-9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PSALM 97<text:s text:c="1"/></text:span><text:span text:style-name="a493" text:class-names=""/></text:p>
          </draw:text-box>
          <svg:title/>
          <svg:desc/>
        </draw:frame>
        <draw:frame draw:id="id92" presentation:style-name="a511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OVER CREATION (97:1-2, 4-5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OVER THE CORRUPT (97:3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OVER THE COUNTRIES (97:6-9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OVER THE CONSECRATED ONES (97:10-12)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/></text:p>
              </text:list-item>
            </text:list>
          </draw:text-box>
          <svg:title/>
          <svg:desc/>
        </draw:frame>
      </draw:page>
      <draw:page draw:name="Slide6" draw:style-name="a512" draw:master-page-name="Master1-Layout1-title-Title-Slide" presentation:presentation-page-layout-name="Master1-PPL1" draw:id="Slide-261">
        <draw:frame draw:id="id93" presentation:style-name="a516" draw:name="Title 1" svg:x="1.38in" svg:y="0.83in" svg:width="10.3in" svg:height="4.42in" presentation:class="title" presentation:placeholder="false">
          <draw:text-box>
            <text:p text:style-name="a515" text:class-names="" text:cond-style-name=""><text:span text:style-name="a513" text:class-names="">OVER THE CONSECRATED ONES (97:10-12)<text:s text:c="1"/></text:span><text:span text:style-name="a514" text:class-names=""/></text:p>
          </draw:text-box>
          <svg:title/>
          <svg:desc/>
        </draw:frame>
        <draw:frame draw:id="id94" presentation:style-name="a521" draw:name="Subtitle 2" svg:x="1.38in" svg:y="5.25in" svg:width="10.3in" svg:height="1.85in" presentation:class="subtitle" presentation:placeholder="false">
          <draw:text-box>
            <text:p text:style-name="a518" text:class-names="" text:cond-style-name=""><text:span text:style-name="a517" text:class-names=""><text:s text:c="1"/>What he desires from them (97:10)<text:s text:c="1"/></text:span></text:p>
            <text:p text:style-name="a520" text:class-names="" text:cond-style-name=""><text:span text:style-name="a519" text:class-names=""/></text:p>
          </draw:text-box>
          <svg:title/>
          <svg:desc/>
        </draw:frame>
      </draw:page>
      <draw:page draw:name="Slide7" draw:style-name="a522" draw:master-page-name="Master1-Layout12-tx-Title-and-Text" presentation:presentation-page-layout-name="Master1-PPL12" draw:id="Slide-262">
        <draw:frame draw:id="id95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<text:s text:c="1"/>What he desires from them (97:10)<text:s text:c="1"/></text:span><text:span text:style-name="a524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That they love him (97:10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at they hate evil (97:10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OVER THE CONSECRATED ONES (97:10-12)<text:s text:c="1"/></text:span><text:span text:style-name="a539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What he desires from them (97:10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What he does for them (97:10-12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<text:s text:c="1"/>What he does for them (97:10-12)<text:s text:c="1"/></text:span><text:span text:style-name="a554" text:class-names=""/></text:p>
          </draw:text-box>
          <svg:title/>
          <svg:desc/>
        </draw:frame>
        <draw:frame draw:id="id100" presentation:style-name="a572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He protects their lives (97:10).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He rescues them from the wicked (97:10).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He gives them light (97:11).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He gives them joy and happiness (97:11-12).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0" draw:style-name="a573" draw:master-page-name="Master1-Layout12-tx-Title-and-Text" presentation:presentation-page-layout-name="Master1-PPL12" draw:id="Slide-265">
        <draw:frame draw:id="id101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OVER THE CONSECRATED ONES (97:10-12)<text:s text:c="1"/></text:span><text:span text:style-name="a575" text:class-names=""/></text:p>
          </draw:text-box>
          <svg:title/>
          <svg:desc/>
        </draw:frame>
        <draw:frame draw:id="id102" presentation:style-name="a587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What he desires from them (97:10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What he does for them (97:10-12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1" draw:style-name="a588" draw:master-page-name="Master1-Layout12-tx-Title-and-Text" presentation:presentation-page-layout-name="Master1-PPL12" draw:id="Slide-266">
        <draw:frame draw:id="id103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PSALM 97<text:s text:c="1"/></text:span><text:span text:style-name="a590" text:class-names=""/></text:p>
          </draw:text-box>
          <svg:title/>
          <svg:desc/>
        </draw:frame>
        <draw:frame draw:id="id104" presentation:style-name="a608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OVER CREATION (97:1-2, 4-5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OVER THE CORRUPT (97:3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OVER THE COUNTRIES (97:6-9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OVER THE CONSECRATED ONES (97:10-12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97 </dc:title>
    <meta:initial-creator>David STRICKLAND</meta:initial-creator>
    <dc:creator>David STRICKLAND</dc:creator>
    <meta:creation-date>2020-02-22T17:39:12Z</meta:creation-date>
    <dc:date>2020-02-22T17:39:12Z</dc:date>
    <meta:template xlink:href="BibleStudy" xlink:type="simple"/>
    <meta:editing-cycles>1</meta:editing-cycles>
    <meta:editing-duration>PT0S</meta:editing-duration>
    <meta:document-statistic meta:paragraph-count="39" meta:word-count="284"/>
  </office:meta>
</office:document-meta>
</file>